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number-columns-repeated="1023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携帯トイレ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その・・・わ、私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船員
「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number-columns-repeated="1023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number-columns-repeated="1023"/>
        </table:table-row>
        <table:table-row>
          <table:table-cell table:style-name="ce0" office:value-type="string">
            <text:p>で・・・で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ーー～っ////////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